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067cm"/>
    </style:style>
    <style:style style:name="gr8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draw:fill="solid" draw:fill-color="#80808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11" style:family="graphic" style:parent-style-name="standard">
      <style:graphic-properties draw:fill="none" draw:fill-color="#99ccff" draw:fill-gradient-name="Gradient_20_1" draw:fill-hatch-name="Hatch_20_46" draw:fill-hatch-solid="false" draw:textarea-horizontal-align="center" draw:textarea-vertical-align="middl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pr1" style:family="presentation" style:parent-style-name="Standard-title">
      <style:graphic-properties draw:fill="solid" draw:fill-color="#00ff00" draw:opacity="50%" draw:auto-grow-height="true" fo:min-height="1.243cm" draw:shadow-opacity="50%"/>
    </style:style>
    <style:style style:name="pr2" style:family="presentation" style:parent-style-name="Standard-title">
      <style:graphic-properties draw:fill="solid" draw:fill-color="#00ff00" draw:opacity="50%" draw:auto-grow-height="true" fo:min-height="0.561cm" draw:shadow-opacity="50%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6pt" style:font-size-asian="16pt" style:font-size-complex="16pt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family="Arial" style:font-family-generic="roman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Arial" style:font-family-generic-asian="roman" style:font-pitch-asian="variable" style:font-size-asian="10.5pt" style:font-style-asian="normal" style:font-weight-asian="normal" style:font-family-complex="Arial" style:font-family-generic-complex="roman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2.0 Stick Configuration</text:span><text:span text:style-name="T1"><text:line-break/></text:span><text:span text:style-name="T1">Mode 2</text:span></text:p>
          </draw:text-box>
        </draw:frame>
        <draw:frame draw:style-name="gr1" draw:text-style-name="P4" draw:layer="layout" svg:width="6.159cm" svg:height="14.777cm" svg:x="4.941cm" svg:y="3.4cm">
          <draw:text-box>
            <text:p text:style-name="P3"><text:span text:style-name="T2">Motor Arm</text:span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  <text:p text:style-name="P3"><text:span text:style-name="T2">Motor Disarm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Calibration Acro Gyro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Calib. Stable ACC</text:span></text:p>
            <text:p text:style-name="P3"><text:span text:style-name="T5">(disarm Motor first)</text:span></text:p>
            <text:p text:style-name="P3"><text:span text:style-name="T2"/></text:p>
            <text:p text:style-name="P3"><text:span text:style-name="T6"/></text:p>
            <text:p text:style-name="P3"><text:span text:style-name="T2">Calibration MAG</text:span></text:p>
            <text:p text:style-name="P3"><text:span text:style-name="T5">(Rotate Copter on all 3 axes for 30 seconds)</text:span></text:p>
            <text:p text:style-name="P3"><text:span text:style-name="T2"/></text:p>
            <text:p text:style-name="P3"><text:span text:style-name="T2">Trim ACC</text:span></text:p>
            <text:p text:style-name="P3"><text:span text:style-name="T5">(move right stick from center and back for each click – LED blinks once per click)</text:span></text:p>
            <text:p text:style-name="P3"><text:span text:style-name="T5"/></text:p>
            <text:p text:style-name="P3"><text:span text:style-name="T5"/></text:p>
            <text:p text:style-name="P3"><text:span text:style-name="T2">Inflight Calibration</text:span></text:p>
          </draw:text-box>
        </draw:frame>
        <draw:g>
          <draw:g>
            <draw:custom-shape draw:style-name="gr2" draw:text-style-name="P1" draw:layer="layout" svg:width="1.288cm" svg:height="1.29cm" svg:x="11.32cm" svg:y="7.8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1.216cm 8.558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13cm" svg:y="7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3.479cm" svg:y="8.384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13cm" svg:y="10.1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3.479cm" svg:y="10.68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11.32cm" svg:y="10.11cm">
              <text:p/>
  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453785605518436) rotate (0.7853981633973) translate (11.207cm 10.221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4" draw:text-style-name="P1" draw:layer="layout" svg:x1="14.92cm" svg:y1="1.4cm" svg:x2="14.92cm" svg:y2="19.7cm">
          <text:p/>
        </draw:line>
        <draw:frame draw:style-name="gr1" draw:text-style-name="P5" draw:layer="layout" svg:width="6.5cm" svg:height="13.75cm" svg:x="13.9cm" svg:y="4.901cm">
          <draw:text-box>
            <text:p text:style-name="P3"><text:span text:style-name="T2"><text:s/></text:span><text:span text:style-name="T2">Enter</text:span></text:p>
            <text:p text:style-name="P3"><text:span text:style-name="T2">(</text:span><text:span text:style-name="T5">disarm Motor first</text:span><text:span text:style-name="T2">)</text:span></text:p>
            <text:p text:style-name="P3"><text:span text:style-name="T7"/></text:p>
            <text:p text:style-name="P3"><text:span text:style-name="T7"/></text:p>
            <text:p text:style-name="P3"><text:span text:style-name="T8">Select Param</text:span></text:p>
            <text:p text:style-name="P3"><text:span text:style-name="T9"/></text:p>
            <text:p text:style-name="P3"><text:span text:style-name="T10"/></text:p>
            <text:p text:style-name="P3"><text:span text:style-name="T8">Change Value</text:span></text:p>
            <text:p text:style-name="P3"><text:span text:style-name="T7"/></text:p>
            <text:p text:style-name="P3"><text:span text:style-name="T7"/></text:p>
            <text:p text:style-name="P3"><text:span text:style-name="T11"/></text:p>
            <text:p text:style-name="P3"><text:span text:style-name="T2">Save and Exit</text:span></text:p>
            <text:p text:style-name="P3"><text:span text:style-name="T7"/></text:p>
            <text:p text:style-name="P3"><text:span text:style-name="T7"/></text:p>
            <text:p text:style-name="P3"><text:span text:style-name="T2">Exit without Save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.</text:span></text:p>
          </draw:text-box>
        </draw:frame>
        <draw:g>
          <draw:custom-shape draw:style-name="gr2" draw:text-style-name="P1" draw:layer="layout" svg:width="1.288cm" svg:height="1.29cm" svg:x="20.496cm" svg:y="4.9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1.036cm 5.6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9cm" svg:height="1.29cm" svg:x="11.301cm" svg:y="14.811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6cm" svg:x="11.781cm" svg:y="14.642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2.985cm" svg:y="14.813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5" draw:text-style-name="P1" draw:layer="layout" svg:width="0.313cm" svg:height="0.876cm" svg:x="13.477cm" svg:y="14.568cm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5" draw:text-style-name="P1" draw:layer="layout" svg:width="0.313cm" svg:height="0.876cm" svg:x="13.478cm" svg:y="15.472cm">
                <text:p/>
  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5" draw:text-style-name="P1" draw:layer="layout" svg:width="0.313cm" svg:height="0.876cm" draw:transform="rotate (-1.57079632679579) translate (13.624cm 15.281cm)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5" draw:text-style-name="P1" draw:layer="layout" svg:width="0.313cm" svg:height="0.876cm" draw:transform="rotate (1.5707963267946) translate (13.652cm 15.616cm)">
                <text:p/>
  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custom-shape draw:style-name="gr2" draw:text-style-name="P1" draw:layer="layout" svg:width="1.289cm" svg:height="1.29cm" svg:x="22.211cm" svg:y="4.9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2.691cm" svg:y="4.7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5cm" svg:y="7.30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13cm" svg:height="0.876cm" svg:x="22.677cm" svg:y="7.0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313cm" svg:height="0.876cm" svg:x="22.678cm" svg:y="7.96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5cm" svg:y="9.71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13cm" svg:height="0.876cm" draw:transform="rotate (-1.57079632679579) translate (22.824cm 10.183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313cm" svg:height="0.876cm" draw:transform="rotate (1.5707963267946) translate (22.852cm 10.518cm)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7cm" svg:y="12.0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2.667cm" svg:y="11.8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0.492cm" svg:y="12.007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0.388cm 12.765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0.537cm" svg:height="1.081cm" svg:x="15.435cm" svg:y="17.9cm">
          <draw:text-box>
            <text:p><text:span text:style-name="T12">Version 0.577215</text:span><text:span text:style-name="T12"><text:tab/></text:span><text:span text:style-name="T12">(</text:span><text:span text:style-name="T13">loqkup Euler-Mascheroni constant</text:span><text:span text:style-name="T12">)</text:span></text:p>
            <text:p><text:span text:style-name="T12">A Product made by Hamburger </text:span><text:span text:style-name="T12"><text:tab/></text:span><text:span text:style-name="T14">Document <text:s/>2012-04-17</text:span></text:p>
          </draw:text-box>
        </draw:frame>
        <draw:frame draw:style-name="gr7" draw:text-style-name="P7" draw:layer="layout" svg:width="15.856cm" svg:height="1.19cm" draw:transform="rotate (1.5707963267946) translate (24.461cm 18.145cm)">
          <draw:text-box>
            <text:p><text:span text:style-name="T11">This work is licensed under the Creative Commons Attribution-NonCommercial-ShareAlike 3.0 </text:span></text:p>
            <text:p><text:span text:style-name="T11">Unported License. <text:s/>To view a copy of this license, visit http://creativecommons.org/licenses/by-nc-sa/3.0/ or send a letter to </text:span></text:p>
            <text:p><text:span text:style-name="T11">Creative Commons, 171 Second Street, Suite 300, <text:s/>San Francisco, California, 94105, USA.</text:span></text:p>
          </draw:text-box>
        </draw:frame>
        <draw:g>
          <draw:g>
            <draw:custom-shape draw:style-name="gr2" draw:text-style-name="P1" draw:layer="layout" svg:width="1.288cm" svg:height="1.29cm" svg:x="11.328cm" svg:y="3.514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1.868cm 4.273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14.288cm 3.514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13.485cm" svg:y="3.9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8" draw:text-style-name="P1" draw:layer="layout" svg:width="0.5cm" svg:height="0.5cm" svg:x="13.4cm" svg:y="3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11.32cm" svg:y="5.723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1.216cm 6.481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14.26cm 5.714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13.457cm" svg:y="6.1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8" draw:text-style-name="P1" draw:layer="layout" svg:width="0.5cm" svg:height="0.5cm" svg:x="13.37cm" svg:y="6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20.481cm" svg:y="9.71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0.96cm" svg:y="10.29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0.863cm" svg:y="10.24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0.481cm" svg:y="7.3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0.96cm" svg:y="7.89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0.863cm" svg:y="7.8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presentation:style-name="pr2" draw:text-style-name="P2" draw:layer="layout" svg:width="8.655cm" svg:height="0.632cm" svg:x="15.509cm" svg:y="3.965cm" presentation:class="title" presentation:user-transformed="true">
          <draw:text-box>
            <text:p><text:span text:style-name="T2">LCD – Configuration Mode</text:span></text:p>
          </draw:text-box>
        </draw:frame>
        <draw:g>
          <draw:custom-shape draw:style-name="gr2" draw:text-style-name="P1" draw:layer="layout" svg:width="1.288cm" svg:height="1.29cm" svg:x="20.496cm" svg:y="14.2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1.036cm 14.9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211cm" svg:y="14.2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2.691cm" svg:y="14.0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9" draw:text-style-name="P1" draw:layer="layout" svg:width="1.5cm" svg:height="1cm" svg:x="2.5cm" svg:y="1cm">
          <text:p/>
        </draw:rect>
        <draw:rect draw:style-name="gr9" draw:text-style-name="P1" draw:layer="layout" svg:width="1.5cm" svg:height="1cm" svg:x="2.5cm" svg:y="19cm">
          <text:p/>
        </draw:rect>
        <draw:rect draw:style-name="gr9" draw:text-style-name="P1" draw:layer="layout" svg:width="1.5cm" svg:height="1cm" svg:x="26cm" svg:y="1cm">
          <text:p/>
        </draw:rect>
        <draw:rect draw:style-name="gr9" draw:text-style-name="P1" draw:layer="layout" svg:width="1.5cm" svg:height="1cm" svg:x="26cm" svg:y="19cm">
          <text:p/>
        </draw:rect>
        <draw:frame draw:style-name="gr10" draw:text-style-name="P4" draw:layer="layout" svg:width="6.5cm" svg:height="1.513cm" svg:x="13.9cm" svg:y="2.101cm">
          <draw:text-box>
            <text:p text:style-name="P3"><text:span text:style-name="T2">Start/Stop Auto-Telemetry-Mode</text:span></text:p>
          </draw:text-box>
        </draw:frame>
        <draw:g>
          <draw:g>
            <draw:g>
              <draw:custom-shape draw:style-name="gr2" draw:text-style-name="P1" draw:layer="layout" svg:width="1.288cm" svg:height="1.29cm" svg:x="20.532cm" svg:y="2.32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21.011cm" svg:y="2.905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20.914cm" svg:y="2.8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22.192cm" svg:y="2.311cm">
              <text:p/>
  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453785605518436) rotate (0.7853981633973) translate (22.079cm 2.422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rect draw:style-name="gr11" draw:text-style-name="P1" draw:layer="layout" svg:width="8.664cm" svg:height="11.745cm" svg:x="15.5cm" svg:y="3.98cm" draw:corner-radius="0.5cm">
          <text:p/>
        </draw:rect>
        <draw:g>
          <draw:g>
            <draw:g>
              <draw:custom-shape draw:style-name="gr2" draw:text-style-name="P1" draw:layer="layout" svg:width="1.288cm" svg:height="1.29cm" svg:x="4.327cm" svg:y="3.5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4.806cm" svg:y="4.104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4.709cm" svg:y="4.049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1.5707963267946) translate (5.991cm 4.766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1.5707963267946) translate (6.574cm 4.286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g>
              <draw:custom-shape draw:style-name="gr2" draw:text-style-name="P1" draw:layer="layout" svg:width="1.288cm" svg:height="1.29cm" svg:x="4.327cm" svg:y="5.70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4.806cm" svg:y="6.287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4.709cm" svg:y="6.2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-1.57079632679579) translate (7.258cm 5.71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-1.57079632679579) translate (6.675cm 6.206cm)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1" draw:layer="layout" svg:width="1.288cm" svg:height="1.29cm" svg:x="13cm" svg:y="12.3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13.479cm" svg:y="12.88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1.32cm" svg:y="12.3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122173047639581) rotate (0.7853981633973) translate (11.861cm 12.422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11.32cm" svg:y="16.98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1.216cm 17.738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2.995cm" svg:y="17.015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122173047639581) rotate (0.7853981633973) translate (13.536cm 17.126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7" draw:text-style-name="P7" draw:layer="layout" svg:width="12.567cm" svg:height="0.877cm" draw:transform="rotate (-1.57079632679579) translate (5.159cm 7.799cm)">
          <draw:text-box>
            <text:p><text:span text:style-name="T11">Latest version always at </text:span></text:p>
            <text:p><text:span text:style-name="T11">http://code.google.com/p/multiwii/source/browse/#svn%2Fbranches%2FHamburger</text:span></text:p>
          </draw:text-box>
        </draw:frame>
        <draw:rect draw:style-name="gr11" draw:text-style-name="P1" draw:layer="layout" svg:width="10.549cm" svg:height="4.063cm" svg:x="4.015cm" svg:y="3.333cm" draw:corner-radius="0.5cm">
          <text:p/>
        </draw:rect>
        <draw:rect draw:style-name="gr11" draw:text-style-name="P1" draw:layer="layout" svg:width="9.407cm" svg:height="11.127cm" svg:x="5.158cm" svg:y="7.534cm" draw:corner-radius="0.5cm">
          <text:p/>
        </draw:rect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2.0 Stick Configuration</text:span><text:span text:style-name="T1"><text:line-break/></text:span><text:span text:style-name="T1">Mode 1</text:span></text:p>
          </draw:text-box>
        </draw:frame>
        <draw:frame draw:style-name="gr1" draw:text-style-name="P4" draw:layer="layout" svg:width="6.159cm" svg:height="14.777cm" svg:x="4.941cm" svg:y="3.4cm">
          <draw:text-box>
            <text:p text:style-name="P3"><text:span text:style-name="T2">Motor Arm</text:span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  <text:p text:style-name="P3"><text:span text:style-name="T2">Motor Disarm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Calibration Acro Gyro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Calib. Stable ACC</text:span></text:p>
            <text:p text:style-name="P3"><text:span text:style-name="T5">(disarm Motor first)</text:span></text:p>
            <text:p text:style-name="P3"><text:span text:style-name="T2"/></text:p>
            <text:p text:style-name="P3"><text:span text:style-name="T6"/></text:p>
            <text:p text:style-name="P3"><text:span text:style-name="T2">Calibration MAG</text:span></text:p>
            <text:p text:style-name="P3"><text:span text:style-name="T5">(Rotate Copter on all 3 axes for 30 seconds)</text:span></text:p>
            <text:p text:style-name="P3"><text:span text:style-name="T2"/></text:p>
            <text:p text:style-name="P3"><text:span text:style-name="T2">Trim ACC</text:span></text:p>
            <text:p text:style-name="P3"><text:span text:style-name="T5">(move right stick from center and back for each click – LED blinks once per click)</text:span></text:p>
            <text:p text:style-name="P3"><text:span text:style-name="T5"/></text:p>
            <text:p text:style-name="P3"><text:span text:style-name="T5"/></text:p>
            <text:p text:style-name="P3"><text:span text:style-name="T2">Inflight Calibration</text:span></text:p>
          </draw:text-box>
        </draw:frame>
        <draw:line draw:style-name="gr4" draw:text-style-name="P1" draw:layer="layout" svg:x1="14.92cm" svg:y1="1.4cm" svg:x2="14.92cm" svg:y2="19.7cm">
          <text:p/>
        </draw:line>
        <draw:frame draw:style-name="gr1" draw:text-style-name="P5" draw:layer="layout" svg:width="6.5cm" svg:height="13.75cm" svg:x="13.9cm" svg:y="4.901cm">
          <draw:text-box>
            <text:p text:style-name="P3"><text:span text:style-name="T2"><text:s/></text:span><text:span text:style-name="T2">Enter</text:span></text:p>
            <text:p text:style-name="P3"><text:span text:style-name="T2">(</text:span><text:span text:style-name="T5">disarm Motor first</text:span><text:span text:style-name="T2">)</text:span></text:p>
            <text:p text:style-name="P3"><text:span text:style-name="T7"/></text:p>
            <text:p text:style-name="P3"><text:span text:style-name="T7"/></text:p>
            <text:p text:style-name="P3"><text:span text:style-name="T8">Select Param</text:span></text:p>
            <text:p text:style-name="P3"><text:span text:style-name="T9"/></text:p>
            <text:p text:style-name="P3"><text:span text:style-name="T10"/></text:p>
            <text:p text:style-name="P3"><text:span text:style-name="T8">Change Value</text:span></text:p>
            <text:p text:style-name="P3"><text:span text:style-name="T7"/></text:p>
            <text:p text:style-name="P3"><text:span text:style-name="T7"/></text:p>
            <text:p text:style-name="P3"><text:span text:style-name="T11"/></text:p>
            <text:p text:style-name="P3"><text:span text:style-name="T2">Save and Exit</text:span></text:p>
            <text:p text:style-name="P3"><text:span text:style-name="T7"/></text:p>
            <text:p text:style-name="P3"><text:span text:style-name="T7"/></text:p>
            <text:p text:style-name="P3"><text:span text:style-name="T2">Exit without Save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.</text:span></text:p>
          </draw:text-box>
        </draw:frame>
        <draw:frame draw:style-name="gr6" draw:text-style-name="P6" draw:layer="layout" svg:width="10.537cm" svg:height="1.081cm" svg:x="15.435cm" svg:y="17.9cm">
          <draw:text-box>
            <text:p><text:span text:style-name="T12">Version 0.5772156</text:span><text:span text:style-name="T12"><text:tab/></text:span><text:span text:style-name="T12">(</text:span><text:span text:style-name="T13">loqkup Euler-Mascheroni constant</text:span><text:span text:style-name="T12">)</text:span></text:p>
            <text:p><text:span text:style-name="T12">A Product made by Hamburger </text:span><text:span text:style-name="T12"><text:tab/></text:span><text:span text:style-name="T14">Document <text:s/>2012-04-17</text:span></text:p>
          </draw:text-box>
        </draw:frame>
        <draw:frame draw:style-name="gr7" draw:text-style-name="P7" draw:layer="layout" svg:width="15.856cm" svg:height="1.19cm" draw:transform="rotate (1.5707963267946) translate (24.461cm 18.145cm)">
          <draw:text-box>
            <text:p><text:span text:style-name="T11">This work is licensed under the Creative Commons Attribution-NonCommercial-ShareAlike 3.0 </text:span></text:p>
            <text:p><text:span text:style-name="T11">Unported License. <text:s/>To view a copy of this license, visit http://creativecommons.org/licenses/by-nc-sa/3.0/ or send a letter to </text:span></text:p>
            <text:p><text:span text:style-name="T11">Creative Commons, 171 Second Street, Suite 300, <text:s/>San Francisco, California, 94105, USA.</text:span></text:p>
          </draw:text-box>
        </draw:frame>
        <draw:frame presentation:style-name="pr2" draw:text-style-name="P2" draw:layer="layout" svg:width="8.655cm" svg:height="0.632cm" svg:x="15.509cm" svg:y="3.965cm" presentation:class="title" presentation:user-transformed="true">
          <draw:text-box>
            <text:p><text:span text:style-name="T2">LCD – Configuration Mode</text:span></text:p>
          </draw:text-box>
        </draw:frame>
        <draw:rect draw:style-name="gr9" draw:text-style-name="P1" draw:layer="layout" svg:width="1.5cm" svg:height="1cm" svg:x="2.5cm" svg:y="1cm">
          <text:p/>
        </draw:rect>
        <draw:rect draw:style-name="gr9" draw:text-style-name="P1" draw:layer="layout" svg:width="1.5cm" svg:height="1cm" svg:x="2.5cm" svg:y="19cm">
          <text:p/>
        </draw:rect>
        <draw:rect draw:style-name="gr9" draw:text-style-name="P1" draw:layer="layout" svg:width="1.5cm" svg:height="1cm" svg:x="26cm" svg:y="1cm">
          <text:p/>
        </draw:rect>
        <draw:rect draw:style-name="gr9" draw:text-style-name="P1" draw:layer="layout" svg:width="1.5cm" svg:height="1cm" svg:x="26cm" svg:y="19cm">
          <text:p/>
        </draw:rect>
        <draw:frame draw:style-name="gr10" draw:text-style-name="P4" draw:layer="layout" svg:width="6.5cm" svg:height="1.513cm" svg:x="13.9cm" svg:y="2.101cm">
          <draw:text-box>
            <text:p text:style-name="P3"><text:span text:style-name="T2">Start/Stop Auto-Telemetry-Mode</text:span></text:p>
          </draw:text-box>
        </draw:frame>
        <draw:rect draw:style-name="gr11" draw:text-style-name="P1" draw:layer="layout" svg:width="8.664cm" svg:height="11.745cm" svg:x="15.5cm" svg:y="3.98cm" draw:corner-radius="0.5cm">
          <text:p/>
        </draw:rect>
        <draw:frame draw:style-name="gr7" draw:text-style-name="P7" draw:layer="layout" svg:width="12.567cm" svg:height="0.877cm" draw:transform="rotate (-1.57079632679579) translate (5.159cm 7.799cm)">
          <draw:text-box>
            <text:p><text:span text:style-name="T11">Latest version always at </text:span></text:p>
            <text:p><text:span text:style-name="T11">http://code.google.com/p/multiwii/source/browse/#svn%2Fbranches%2FHamburger</text:span></text:p>
          </draw:text-box>
        </draw:frame>
        <draw:rect draw:style-name="gr11" draw:text-style-name="P1" draw:layer="layout" svg:width="10.549cm" svg:height="4.063cm" svg:x="4.015cm" svg:y="3.333cm" draw:corner-radius="0.5cm">
          <text:p/>
        </draw:rect>
        <draw:rect draw:style-name="gr11" draw:text-style-name="P1" draw:layer="layout" svg:width="9.407cm" svg:height="11.127cm" svg:x="5.158cm" svg:y="7.534cm" draw:corner-radius="0.5cm">
          <text:p/>
        </draw:rect>
        <draw:g>
          <draw:g>
            <draw:custom-shape draw:style-name="gr2" draw:text-style-name="P1" draw:layer="layout" svg:width="1.288cm" svg:height="1.29cm" svg:x="22.481cm" svg:y="7.3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7.898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2.863cm" svg:y="7.84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785cm" svg:y="7.30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13cm" svg:height="0.876cm" svg:x="21.277cm" svg:y="7.06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313cm" svg:height="0.876cm" svg:x="21.278cm" svg:y="7.965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02cm" svg:y="2.2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1.282cm" svg:y="2.0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4.91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5.499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2.863cm" svg:y="5.44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19cm" svg:y="4.91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122173047639581) rotate (0.7853981633973) translate (21.36cm 5.023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14.0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14.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2.863cm" svg:y="14.54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19cm" svg:y="14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122173047639581) rotate (0.7853981633973) translate (21.36cm 14.124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9cm" svg:height="1.288cm" draw:transform="rotate (-1.57079632679579) translate (22.06cm 9.715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21.257cm" svg:y="10.1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1" draw:layer="layout" svg:width="0.5cm" svg:height="0.5cm" svg:x="21.17cm" svg:y="10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8cm" svg:height="1.29cm" svg:x="22.497cm" svg:y="9.726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14cm" svg:height="0.875cm" draw:transform="skewX (0.00122173047639579) rotate (0.7853981633973) translate (22.393cm 10.484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0.314cm" svg:height="0.875cm" draw:transform="skewX (0.00122173047639579) rotate (0.7853981633973) translate (23.092cm 10.532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0.792cm" svg:y="11.913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20.679cm 12.024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11.91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12.499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2.863cm" svg:y="12.44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2.472cm" svg:y="2.20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2.368cm 2.96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8cm" svg:y="7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13.279cm" svg:y="8.3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2cm" svg:y="7.8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116cm 8.5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2cm" svg:y="10.101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116cm 10.859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703cm" svg:y="10.1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3.183cm" svg:y="9.9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g>
              <draw:custom-shape draw:style-name="gr2" draw:text-style-name="P1" draw:layer="layout" svg:width="1.288cm" svg:height="1.29cm" svg:x="12.876cm" svg:y="3.52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3.355cm" svg:y="4.106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13.258cm" svg:y="4.051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1.5707963267946) translate (11.15cm 4.853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1.5707963267946) translate (11.733cm 4.373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5.901cm" svg:y="3.527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6.441cm 4.286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5.561cm 3.519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4.758cm" svg:y="3.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8" draw:text-style-name="P1" draw:layer="layout" svg:width="0.5cm" svg:height="0.5cm" svg:x="4.671cm" svg:y="3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5.862cm" svg:y="5.745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5.758cm 6.503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5.55cm 5.759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4.747cm" svg:y="6.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8" draw:text-style-name="P1" draw:layer="layout" svg:width="0.5cm" svg:height="0.5cm" svg:x="4.66cm" svg:y="6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custom-shape draw:style-name="gr2" draw:text-style-name="P1" draw:layer="layout" svg:width="1.288cm" svg:height="1.29cm" svg:x="12.817cm" svg:y="5.74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3.296cm" svg:y="6.332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13.199cm" svg:y="6.27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-1.57079632679579) translate (12.448cm 5.755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-1.57079632679579) translate (11.865cm 6.251cm)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1" draw:layer="layout" svg:width="1.288cm" svg:height="1.29cm" svg:x="11.247cm" svg:y="12.2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787cm 13.0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701cm" svg:y="12.26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3.181cm" svg:y="12.09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16cm" svg:y="16.963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1.103cm 17.074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671cm" svg:y="16.9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3.211cm 17.7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1.285cm" svg:y="14.6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13cm" svg:height="0.876cm" svg:x="11.777cm" svg:y="14.3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313cm" svg:height="0.876cm" svg:x="11.778cm" svg:y="15.272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-1.288cm" svg:height="-1.29cm" svg:x="14.028cm" svg:y="15.903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1" draw:layer="layout" svg:width="0.314cm" svg:height="0.875cm" draw:transform="skewX (0.0012217304763959) rotate (-2.35619449019309) translate (14.13cm 15.145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1" draw:layer="layout" svg:width="0.314cm" svg:height="0.875cm" draw:transform="skewX (0.0012217304763959) rotate (-2.35619449019309) translate (13.433cm 15.097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3" draw:text-style-name="P1" draw:layer="layout" svg:width="0.313cm" svg:height="0.876cm" svg:x="13.241cm" svg:y="14.2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g>
          <draw:custom-shape draw:style-name="gr2" draw:text-style-name="P1" draw:layer="layout" svg:width="1.288cm" svg:height="1.29cm" svg:x="8cm" svg:y="1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8.479cm" svg:y="13.3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0cm" svg:y="12.7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0.48cm" svg:y="12.5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1.5707963267946) translate (6cm 13.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1.5707963267946) translate (6.583cm 13.32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-1.57079632679579) translate (5.457cm 12.51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-1.57079632679579) translate (4.874cm 13.006cm)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6.119cm" svg:y="12.4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122173047639581) rotate (0.7853981633973) translate (16.66cm 12.521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8.047cm" svg:y="12.4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8.587cm 13.2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4.092cm" svg:y="12.4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3.979cm 12.521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092cm" svg:y="12.42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988cm 13.181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8cm" draw:transform="rotate (-1.57079632679579) translate (3.427cm 12.485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22cm" svg:height="0.323cm" svg:x="2.624cm" svg:y="12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9cm" svg:height="1.29cm" svg:x="9.785cm" svg:y="11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1" draw:layer="layout" svg:width="0.313cm" svg:height="0.876cm" svg:x="10.277cm" svg:y="10.7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svg:x="10.278cm" svg:y="11.6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-1.57079632679579) translate (10.424cm 11.481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1.5707963267946) translate (10.452cm 11.8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9cm" svg:height="1.288cm" draw:transform="rotate (-1.57079632679579) translate (13.388cm 3.5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12.585cm" svg:y="3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1" draw:layer="layout" svg:width="0.5cm" svg:height="0.5cm" svg:x="12.5cm" svg:y="3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1" draw:layer="layout" svg:width="1.288cm" svg:height="1.29cm" svg:x="8cm" svg:y="7.4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8.479cm" svg:y="7.98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8.382cm" svg:y="7.9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192cm" svg:y="8.12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14cm" svg:height="0.875cm" draw:transform="skewX (0.00122173047639579) rotate (0.7853981633973) translate (12.088cm 8.882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0.314cm" svg:height="0.875cm" draw:transform="skewX (0.00122173047639579) rotate (0.7853981633973) translate (12.787cm 8.93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7.785cm" svg:y="8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13cm" svg:height="0.876cm" svg:x="18.277cm" svg:y="7.7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313cm" svg:height="0.876cm" svg:x="18.278cm" svg:y="8.672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1" draw:layer="layout" svg:width="1.289cm" svg:height="1.29cm" svg:x="22.001cm" svg:y="12.7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2" draw:text-style-name="P1" draw:layer="layout" svg:width="-1.288cm" svg:height="-1.29cm" svg:x="21.528cm" svg:y="9.255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1" draw:layer="layout" svg:width="0.314cm" svg:height="0.875cm" draw:transform="skewX (0.0012217304763959) rotate (-2.35619449019309) translate (21.63cm 8.497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1" draw:layer="layout" svg:width="0.314cm" svg:height="0.875cm" draw:transform="skewX (0.0012217304763959) rotate (-2.35619449019309) translate (20.933cm 8.449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3" draw:text-style-name="P1" draw:layer="layout" svg:width="0.313cm" svg:height="0.876cm" svg:x="20.741cm" svg:y="7.64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1cm" draw:rotation="0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8.8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799999237060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4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524cm" svg:height="3.172cm" svg:x="2.362cm" svg:y="1.757cm" presentation:class="title" presentation:placeholder="true">
        <draw:text-box/>
      </draw:frame>
      <draw:frame presentation:style-name="Standard-outline1" draw:layer="backgroundobjects" svg:width="24.524cm" svg:height="12.54cm" svg:x="2.362cm" svg:y="5.446cm" presentation:class="outline" presentation:placeholder="true">
        <draw:text-box/>
      </draw:frame>
      <draw:frame presentation:style-name="Mpr1" draw:text-style-name="MP1" draw:layer="backgroundobjects" svg:width="6.348cm" svg:height="1.31cm" svg:x="2.362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37cm" svg:height="1.31cm" svg:x="10.319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48cm" svg:height="1.31cm" svg:x="20.538cm" svg:y="18.30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03T18:28:54</meta:creation-date>
    <meta:editing-duration>PT00H00M00S</meta:editing-duration>
    <meta:editing-cycles>1</meta:editing-cycles>
    <meta:generator>LibreOffice/3.3$Unix LibreOffice_project/330m19$Build-202</meta:generator>
    <meta:print-date>2011-05-06T21:15:35</meta:print-date>
    <meta:document-statistic meta:object-count="355"/>
  </office:meta>
</office:document-meta>
</file>